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DIN EN.CITE.DATA"/>
        <text:user-field-decl office:value-type="string" office:string-value="(Beach 2006; Widiger 2006; O'Donohue, Fowler et al. 2007; Porcelli and Sonino 2007; Saunders and American Psychiatric Association. 2007; Sunderland and American Psychiatric Association. 2007; Kal 2008; Spitzer 2008; 2009; Andrews 2009)" text:name="ADDIN EN.CITE"/>
        <text:user-field-decl office:value-type="string" office:string-value="" text:name="ADDIN EN.REFLIST"/>
      </text:user-field-decls>
      <text:h text:style-name="P1" text:outline-level="3">The DSM-V Controversy</text:h>
      <text:p text:style-name="Text_20_body">These were collected in 2009. The issue is ongoing.</text:p>
      <text:p text:style-name="Text_20_body_20_indent">(2009). "What Should Count as a Mental Disorder in DSM-V? - Psychiatric Times." from <text:a xlink:type="simple" xlink:href="http://www.psychiatrictimes.com/display/article/10168/1402032">http://www.psychiatrictimes.com/display/article/10168/1402032</text:a>.</text:p>
      <text:p text:style-name="Text_20_body_20_indent">Andrews, G. (2009). <text:span text:style-name="T2">Stress-induced and fear circuitry disorders : advancing the research agenda for DSM-V</text:span>. Washington, DC, American Psychiatric Pub.</text:p>
      <text:p text:style-name="Text_20_body_20_indent">Beach, S. R. H. (2006). <text:span text:style-name="T2">Relational processes and DSM-V : neuroscience, assessment, prevention, and intervention</text:span>. Washington, DC, American Psychiatric Pub.</text:p>
      <text:p text:style-name="Text_20_body_20_indent">Kal, E. F. (2008). "DSM-V Compromise Proposed." <text:span text:style-name="T2">Psychiatr News</text:span> <text:span text:style-name="T3">43</text:span>(21): 23-a-23-a.</text:p>
      <text:p text:style-name="Text_20_body_20_indent">O'Donohue, W. T., K. A. Fowler, et al. (2007). <text:span text:style-name="T2">Personality disorders : toward the DSM-V</text:span>. Los Angeles, SAGE Publications.</text:p>
      <text:p text:style-name="Text_20_body_20_indent">Porcelli, P. and N. Sonino (2007). <text:span text:style-name="T2">Psychological factors affecting medical conditions : a new classification for DSM-V</text:span>. Basel ; New York, Karger.</text:p>
      <text:p text:style-name="Text_20_body_20_indent">Saunders, J. B. and American Psychiatric Association. (2007). <text:span text:style-name="T2">Diagnostic issues in substance use disorders : refining the research agenda for DSM-V</text:span>. Arlington, VA, American Psychiatric Association.</text:p>
      <text:p text:style-name="Text_20_body_20_indent">Spitzer, R. L. (2008). "DSM-V: Open and Transparent?" <text:span text:style-name="T2">Psychiatr News</text:span> <text:span text:style-name="T3">43</text:span>(14): 26-26.</text:p>
      <text:p text:style-name="Text_20_body_20_indent">Sunderland, T. and American Psychiatric Association. (2007). <text:span text:style-name="T2">Diagnostic issues in dementia : advancing the research agenda for DSM-V</text:span>. Arlington, VA, American Psychiatric Association.</text:p>
      <text:p text:style-name="Text_20_body_20_indent">Widiger, T. A. (2006). <text:span text:style-name="T2">Dimensional models of personality disorders : refining the research agenda for DSM-V</text:span>. Washington, D.C., American Psychiatric Association.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ne Mathews</meta:initial-creator>
    <meta:creation-date>2009-09-25T12:51:00</meta:creation-date>
    <dc:date>2011-03-01T14:47:45</dc:date>
    <meta:generator>OpenOffice.org/3.2$Unix OpenOffice.org_project/320m18$Build-9502</meta:generator>
    <meta:document-statistic meta:table-count="0" meta:image-count="0" meta:object-count="0" meta:page-count="1" meta:paragraph-count="12" meta:word-count="201" meta:character-count="1489"/>
    <meta:editing-duration>PT00H00M58S</meta:editing-duration>
    <meta:editing-cycles>1</meta:editing-cycles>
  </office:meta>
</office:document-meta>
</file>